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60f6f9" style:font-weight-asian="bold" style:font-weight-complex="bold"/>
    </style:style>
    <style:style style:name="P15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16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17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18" style:family="paragraph" style:parent-style-name="Standard">
      <style:text-properties fo:font-weight="bold" officeooo:rsid="00196b33" officeooo:paragraph-rsid="004014ce" style:font-weight-asian="bold" style:font-weight-complex="bold"/>
    </style:style>
    <style:style style:name="P19" style:family="paragraph" style:parent-style-name="Standard">
      <style:text-properties fo:font-weight="bold" officeooo:rsid="00196b33" officeooo:paragraph-rsid="00409930" style:font-weight-asian="bold" style:font-weight-complex="bold"/>
    </style:style>
    <style:style style:name="P20" style:family="paragraph" style:parent-style-name="Standard">
      <style:text-properties fo:font-weight="bold" officeooo:rsid="00196b33" officeooo:paragraph-rsid="0040f237" style:font-weight-asian="bold" style:font-weight-complex="bold"/>
    </style:style>
    <style:style style:name="P21" style:family="paragraph" style:parent-style-name="Standard">
      <style:text-properties fo:font-weight="bold" officeooo:rsid="00196b33" officeooo:paragraph-rsid="004256d2" style:font-weight-asian="bold" style:font-weight-complex="bold"/>
    </style:style>
    <style:style style:name="P22" style:family="paragraph" style:parent-style-name="Standard">
      <style:text-properties fo:font-weight="bold" officeooo:rsid="00196b33" officeooo:paragraph-rsid="0043e046" style:font-weight-asian="bold" style:font-weight-complex="bold"/>
    </style:style>
    <style:style style:name="P23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24" style:family="paragraph" style:parent-style-name="Standard">
      <style:text-properties fo:font-weight="bold" officeooo:rsid="00325192" officeooo:paragraph-rsid="00325192" style:font-weight-asian="bold" style:font-weight-complex="bold"/>
    </style:style>
    <style:style style:name="P25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26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27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28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29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30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31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32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33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34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35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36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37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38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39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40" style:family="paragraph" style:parent-style-name="Standard">
      <style:text-properties fo:font-weight="normal" officeooo:rsid="0018fc56" officeooo:paragraph-rsid="0060f6f9" style:font-weight-asian="normal" style:font-weight-complex="normal"/>
    </style:style>
    <style:style style:name="P41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42" style:family="paragraph" style:parent-style-name="Standard">
      <style:text-properties fo:font-weight="normal" officeooo:rsid="00196b33" officeooo:paragraph-rsid="003e5343" style:font-weight-asian="normal" style:font-weight-complex="normal"/>
    </style:style>
    <style:style style:name="P43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44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45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46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47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48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49" style:family="paragraph" style:parent-style-name="Standard">
      <style:text-properties fo:font-weight="normal" officeooo:rsid="00204bde" officeooo:paragraph-rsid="00484687" style:font-weight-asian="normal" style:font-weight-complex="normal"/>
    </style:style>
    <style:style style:name="P50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51" style:family="paragraph" style:parent-style-name="Standard">
      <style:text-properties fo:font-weight="normal" officeooo:rsid="00204bde" officeooo:paragraph-rsid="004ee312" style:font-weight-asian="normal" style:font-weight-complex="normal"/>
    </style:style>
    <style:style style:name="P52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53" style:family="paragraph" style:parent-style-name="Standard">
      <style:text-properties fo:font-weight="normal" officeooo:rsid="00204bde" officeooo:paragraph-rsid="0052fc5f" style:font-weight-asian="normal" style:font-weight-complex="normal"/>
    </style:style>
    <style:style style:name="P54" style:family="paragraph" style:parent-style-name="Standard">
      <style:text-properties fo:font-weight="normal" officeooo:rsid="00204bde" officeooo:paragraph-rsid="005379bd" style:font-weight-asian="normal" style:font-weight-complex="normal"/>
    </style:style>
    <style:style style:name="P55" style:family="paragraph" style:parent-style-name="Standard">
      <style:text-properties fo:font-weight="normal" officeooo:rsid="00204bde" officeooo:paragraph-rsid="0054dcaf" style:font-weight-asian="normal" style:font-weight-complex="normal"/>
    </style:style>
    <style:style style:name="P56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57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58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59" style:family="paragraph" style:parent-style-name="Standard">
      <style:text-properties fo:font-weight="normal" officeooo:rsid="00383690" officeooo:paragraph-rsid="003e5343" style:font-weight-asian="normal" style:font-weight-complex="normal"/>
    </style:style>
    <style:style style:name="P60" style:family="paragraph" style:parent-style-name="Standard">
      <style:text-properties fo:font-weight="normal" officeooo:rsid="003ef000" officeooo:paragraph-rsid="004256d2" style:font-weight-asian="normal" style:font-weight-complex="normal"/>
    </style:style>
    <style:style style:name="P61" style:family="paragraph" style:parent-style-name="Standard">
      <style:text-properties fo:font-weight="normal" officeooo:rsid="00502eae" officeooo:paragraph-rsid="00502eae" style:font-weight-asian="normal" style:font-weight-complex="normal"/>
    </style:style>
    <style:style style:name="P62" style:family="paragraph" style:parent-style-name="Standard">
      <style:text-properties officeooo:rsid="000989c2" officeooo:paragraph-rsid="000989c2"/>
    </style:style>
    <style:style style:name="P63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64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65" style:family="paragraph" style:parent-style-name="Standard">
      <style:paragraph-properties fo:break-before="page"/>
      <style:text-properties fo:font-weight="normal" officeooo:rsid="00204bde" officeooo:paragraph-rsid="0062afd0" style:font-weight-asian="normal" style:font-weight-complex="normal"/>
    </style:style>
    <style:style style:name="P66" style:family="paragraph" style:parent-style-name="Standard">
      <style:paragraph-properties fo:margin-left="1.251cm" fo:margin-right="0cm" fo:text-indent="0cm" style:auto-text-indent="false"/>
      <style:text-properties fo:font-weight="bold" officeooo:rsid="0007b186" officeooo:paragraph-rsid="000c49fe" style:font-weight-asian="bold" style:font-weight-complex="bold"/>
    </style:style>
    <style:style style:name="P67" style:family="paragraph" style:parent-style-name="Standard">
      <style:paragraph-properties fo:margin-left="1.251cm" fo:margin-right="0cm" fo:text-indent="0cm" style:auto-text-indent="false"/>
      <style:text-properties fo:font-weight="bold" officeooo:rsid="002d92aa" officeooo:paragraph-rsid="0032eadc" style:font-weight-asian="bold" style:font-weight-complex="bold"/>
    </style:style>
    <style:style style:name="P68" style:family="paragraph" style:parent-style-name="Standard">
      <style:paragraph-properties fo:margin-left="1.251cm" fo:margin-right="0cm" fo:text-indent="0cm" style:auto-text-indent="false"/>
      <style:text-properties fo:font-weight="normal" officeooo:rsid="0030c882" officeooo:paragraph-rsid="00325192" style:font-weight-asian="normal" style:font-weight-complex="normal"/>
    </style:style>
    <style:style style:name="P69" style:family="paragraph" style:parent-style-name="Standard">
      <style:text-properties fo:font-weight="bold" officeooo:rsid="000e4361" officeooo:paragraph-rsid="00275c31" style:font-weight-asian="bold" style:font-weight-complex="bold"/>
    </style:style>
    <style:style style:name="P70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71" style:family="paragraph" style:parent-style-name="Standard">
      <style:text-properties fo:font-weight="bold" officeooo:rsid="0007b186" officeooo:paragraph-rsid="006a5469" style:font-weight-asian="bold" style:font-weight-complex="bold"/>
    </style:style>
    <style:style style:name="P72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73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74" style:family="paragraph" style:parent-style-name="Standard">
      <style:text-properties fo:font-weight="bold" officeooo:rsid="0007b186" officeooo:paragraph-rsid="006433d8" style:font-weight-asian="bold" style:font-weight-complex="bold"/>
    </style:style>
    <style:style style:name="P75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76" style:family="paragraph" style:parent-style-name="Standard">
      <style:text-properties fo:font-weight="normal" officeooo:rsid="002d92aa" officeooo:paragraph-rsid="006bd486" style:font-weight-asian="normal" style:font-weight-complex="normal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325192" style:font-weight-asian="normal" style:font-weight-complex="normal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6bd486" style:font-weight-asian="normal" style:font-weight-complex="normal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fo:font-weight="normal" officeooo:rsid="003ef000" style:font-weight-asian="normal" style:font-weight-complex="normal"/>
    </style:style>
    <style:style style:name="T19" style:family="text">
      <style:text-properties fo:font-weight="normal" officeooo:rsid="004014ce" style:font-weight-asian="normal" style:font-weight-complex="normal"/>
    </style:style>
    <style:style style:name="T20" style:family="text">
      <style:text-properties fo:font-weight="normal" officeooo:rsid="00409930" style:font-weight-asian="normal" style:font-weight-complex="normal"/>
    </style:style>
    <style:style style:name="T21" style:family="text">
      <style:text-properties fo:font-weight="normal" officeooo:rsid="0040f237" style:font-weight-asian="normal" style:font-weight-complex="normal"/>
    </style:style>
    <style:style style:name="T22" style:family="text">
      <style:text-properties fo:font-weight="normal" officeooo:rsid="004256d2" style:font-weight-asian="normal" style:font-weight-complex="normal"/>
    </style:style>
    <style:style style:name="T23" style:family="text">
      <style:text-properties fo:font-weight="normal" officeooo:rsid="0043e046" style:font-weight-asian="normal" style:font-weight-complex="normal"/>
    </style:style>
    <style:style style:name="T24" style:family="text">
      <style:text-properties fo:font-weight="normal" officeooo:rsid="00521e03" style:font-weight-asian="normal" style:font-weight-complex="normal"/>
    </style:style>
    <style:style style:name="T25" style:family="text">
      <style:text-properties fo:font-weight="normal" officeooo:rsid="006dd362" style:font-weight-asian="normal" style:font-weight-complex="normal"/>
    </style:style>
    <style:style style:name="T26" style:family="text">
      <style:text-properties officeooo:rsid="000a5bca"/>
    </style:style>
    <style:style style:name="T27" style:family="text">
      <style:text-properties officeooo:rsid="000c49fe"/>
    </style:style>
    <style:style style:name="T28" style:family="text">
      <style:text-properties officeooo:rsid="000e1e6f"/>
    </style:style>
    <style:style style:name="T29" style:family="text">
      <style:text-properties officeooo:rsid="0017dbf1"/>
    </style:style>
    <style:style style:name="T30" style:family="text">
      <style:text-properties officeooo:rsid="001a40d6"/>
    </style:style>
    <style:style style:name="T31" style:family="text">
      <style:text-properties officeooo:rsid="001fdd7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204bde"/>
    </style:style>
    <style:style style:name="T34" style:family="text">
      <style:text-properties officeooo:rsid="001ec69d"/>
    </style:style>
    <style:style style:name="T35" style:family="text">
      <style:text-properties officeooo:rsid="000f7824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officeooo:rsid="0018fc56"/>
    </style:style>
    <style:style style:name="T38" style:family="text">
      <style:text-properties officeooo:rsid="0030c882"/>
    </style:style>
    <style:style style:name="T39" style:family="text">
      <style:text-properties officeooo:rsid="00383690"/>
    </style:style>
    <style:style style:name="T40" style:family="text">
      <style:text-properties officeooo:rsid="00458426"/>
    </style:style>
    <style:style style:name="T41" style:family="text">
      <style:text-properties officeooo:rsid="00464044"/>
    </style:style>
    <style:style style:name="T42" style:family="text">
      <style:text-properties officeooo:rsid="00521e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Catalogue</text:p>
      <text:p text:style-name="P63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62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27"><text:tab/>1_ones_processor</text:p>
      <text:p text:style-name="P27"><text:tab/>2_Shift_bits</text:p>
      <text:p text:style-name="P27"><text:tab/>3_Char_to_binary</text:p>
      <text:p text:style-name="P27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34"><text:tab/><text:tab/>Print askii symbols</text:p>
      <text:p text:style-name="P34"><text:tab/><text:tab/>Print text file</text:p>
      <text:p text:style-name="P34"><text:tab/><text:tab/>Print hex file with strings</text:p>
      <text:p text:style-name="P34"><text:tab/><text:tab/>Defining text messages and reading program memory</text:p>
      <text:p text:style-name="P34"><text:tab/><text:tab/>Print the askii table</text:p>
      <text:p text:style-name="P34"><text:tab/><text:tab/>Lower to upper case conversion</text:p>
      <text:p text:style-name="P34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26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35"><text:tab/><text:tab/>Print out columns of numbers <text:s/>(2 examples)</text:p>
      <text:p text:style-name="P35"><text:tab/><text:tab/>Generate an array of random numbers and print them out in numerical order</text:p>
      <text:p text:style-name="P5"><text:span text:style-name="T5"><text:tab/></text:span><text:span text:style-name="T27">3_String_to_Bin</text:span></text:p>
      <text:p text:style-name="P5"><text:tab/><text:tab/><text:span text:style-name="T5">Enter numbers at keyboard</text:span></text:p>
      <text:p text:style-name="P35"><text:tab/><text:tab/>Enter the numbers 2, 4, 8, 16, 32, 64………………</text:p>
      <text:p text:style-name="P35"><text:tab/><text:tab/>Enter numbers at the keyboard and re-order them (smallest to largest)</text:p>
      <text:p text:style-name="P6"><text:span text:style-name="T5"><text:tab/></text:span><text:span text:style-name="T8">4</text:span><text:span text:style-name="T27">_Char_numbers</text:span></text:p>
      <text:p text:style-name="P16"><text:tab/>5_Hex_numbers</text:p>
      <text:p text:style-name="P7"><text:span text:style-name="T8"><text:tab/></text:span><text:span text:style-name="T29">6_Simple Division</text:span></text:p>
      <text:p text:style-name="P5"/>
      <text:p text:style-name="P5">4_Display_Driver_Basic</text:p>
      <text:p text:style-name="P28"><text:tab/>1_Segment_driver</text:p>
      <text:p text:style-name="P28"><text:span text:style-name="T28"><text:tab/>2</text:span>_Segment_driver</text:p>
      <text:p text:style-name="P28"><text:tab/>3_Numerical_entry</text:p>
      <text:p text:style-name="P28"><text:soft-page-break/><text:tab/>4_Num_from_KBD</text:p>
      <text:p text:style-name="P28"><text:tab/>5_Moving_display</text:p>
      <text:p text:style-name="P28"><text:tab/>6_Random_num_display</text:p>
      <text:p text:style-name="P30"><text:tab/></text:p>
      <text:p text:style-name="P12">5_Interrupts</text:p>
      <text:p text:style-name="P30"><text:tab/>1_Interrupt_basic<text:tab/><text:tab/><text:span text:style-name="T28">(4 simple examples)</text:span></text:p>
      <text:p text:style-name="P30"><text:tab/>2_Pin_Change_Interrupt<text:tab/><text:span text:style-name="T28">(Reaction time tester)</text:span></text:p>
      <text:p text:style-name="P30"><text:tab/>3_reaction_time_tester</text:p>
      <text:p text:style-name="P30"><text:tab/>4_File_download_with_interrupt</text:p>
      <text:p text:style-name="P30"><text:tab/><text:span text:style-name="T28">5</text:span>_File_download_with_interrupt</text:p>
      <text:p text:style-name="P30"><text:tab/>6_Roots_with_interrupt</text:p>
      <text:p text:style-name="P30"/>
      <text:p text:style-name="P15">6_Timers</text:p>
      <text:p text:style-name="P15"><text:tab/>6<text:span text:style-name="T3">A_String_only_clock</text:span></text:p>
      <text:p text:style-name="P31"><text:tab/>6B_calculator_based_clock</text:p>
      <text:p text:style-name="P31"><text:tab/>6C_mini_OS_clock</text:p>
      <text:p text:style-name="P31"><text:tab/>6D_mini_OS_clock_with_adjustment</text:p>
      <text:p text:style-name="P31"><text:tab/>6E_Stand_a_lone_clock</text:p>
      <text:p text:style-name="P31"><text:tab/>6F_Stop_watch</text:p>
      <text:p text:style-name="P36"/>
      <text:p text:style-name="P15"><text:span text:style-name="T35">7</text:span>_Some_arithmetic</text:p>
      <text:p text:style-name="P31"><text:tab/><text:span text:style-name="T36">A_Integer_numbers</text:span></text:p>
      <text:p text:style-name="P31"><text:tab/>B_Prime_numbers</text:p>
      <text:p text:style-name="P31"><text:tab/>C_Prime_factors</text:p>
      <text:p text:style-name="P31"><text:tab/>D_Prime_Num_array</text:p>
      <text:p text:style-name="P31"><text:tab/>E_Prime_Factors_fast</text:p>
      <text:p text:style-name="P15"><text:span text:style-name="T3"><text:tab/></text:span><text:span text:style-name="T6">F_</text:span><text:span text:style-name="T3">Integer_arithmetic</text:span></text:p>
      <text:p text:style-name="P15"><text:span text:style-name="T3"><text:tab/></text:span><text:span text:style-name="T6">G_</text:span><text:span text:style-name="T3">Integer_roots</text:span></text:p>
      <text:p text:style-name="P15"><text:span text:style-name="T3"><text:tab/></text:span><text:span text:style-name="T6">H_</text:span><text:span text:style-name="T3">Real_num_division</text:span></text:p>
      <text:p text:style-name="P15"><text:span text:style-name="T3"><text:tab/></text:span><text:span text:style-name="T6">I_</text:span><text:span text:style-name="T3">Real_num_division_2</text:span></text:p>
      <text:p text:style-name="P29"/>
      <text:p text:style-name="P29"/>
      <text:p text:style-name="P29"/>
      <text:p text:style-name="P63"/>
      <text:p text:style-name="P64">Final Tests</text:p>
      <text:p text:style-name="P37"/>
      <text:p text:style-name="P8">0_project_zero<text:span text:style-name="T3"><text:tab/></text:span><text:span text:style-name="T9">Comments OK</text:span></text:p>
      <text:p text:style-name="P41"><text:tab/><text:tab/><text:tab/>Hex files<text:tab/><text:span text:style-name="T30">All OK</text:span></text:p>
      <text:p text:style-name="P42"><text:tab/><text:tab/><text:tab/><text:span text:style-name="T39">PDF files<text:tab/>0_project_zero_A <text:s text:c="4"/>Time date stamp has changed</text:span></text:p>
      <text:p text:style-name="P59"><text:tab/><text:tab/><text:tab/><text:tab/><text:tab/>0_project_zero_B <text:s text:c="4"/></text:p>
      <text:p text:style-name="P42"><text:tab/><text:tab/><text:tab/><text:tab/><text:tab/><text:span text:style-name="T39">0_project_zero_C <text:s text:c="4"/></text:span></text:p>
      <text:p text:style-name="P42"><text:tab/><text:tab/><text:tab/><text:tab/><text:tab/><text:span text:style-name="T39">0_project_zero_D <text:s text:c="3"/></text:span></text:p>
      <text:p text:style-name="P17"/>
      <text:p text:style-name="P17">1_first_project<text:tab/><text:span text:style-name="T10">Comments OK</text:span></text:p>
      <text:p text:style-name="P17"><text:span text:style-name="T10"><text:tab/><text:tab/><text:tab/>Hex Files<text:tab/></text:span><text:span text:style-name="T11">All OK</text:span></text:p>
      <text:p text:style-name="P17"><text:span text:style-name="T11"><text:tab/><text:tab/><text:tab/></text:span><text:span text:style-name="T18">PDF Files<text:tab/>1_first_project_A<text:tab/>OK</text:span></text:p>
      <text:p text:style-name="P18"><text:span text:style-name="T18"><text:tab/><text:tab/><text:tab/><text:tab/><text:tab/>1_first_project_</text:span><text:span text:style-name="T19">B</text:span><text:span text:style-name="T18"><text:tab/>OK</text:span></text:p>
      <text:p text:style-name="P19"><text:span text:style-name="T18"><text:tab/><text:tab/><text:tab/><text:tab/><text:tab/>1_first_project_</text:span><text:span text:style-name="T20">C</text:span><text:span text:style-name="T18"><text:tab/>OK</text:span></text:p>
      <text:p text:style-name="P20"><text:span text:style-name="T18"><text:tab/><text:tab/><text:tab/><text:tab/><text:tab/>1_first_project_</text:span><text:span text:style-name="T21">D</text:span><text:span text:style-name="T18"><text:tab/>OK</text:span></text:p>
      <text:p text:style-name="P21"><text:span text:style-name="T18"><text:tab/><text:tab/><text:tab/><text:tab/><text:tab/>1_first_project_</text:span><text:span text:style-name="T22">E</text:span><text:span text:style-name="T18"><text:tab/>OK</text:span></text:p>
      <text:p text:style-name="P22"><text:span text:style-name="T18"><text:tab/><text:tab/><text:tab/><text:tab/><text:tab/>1_first_project_</text:span><text:span text:style-name="T23">F</text:span><text:span text:style-name="T18"><text:tab/>OK</text:span></text:p>
      <text:p text:style-name="P60"/>
      <text:p text:style-name="P17">2_binary_and_bit_operations</text:p>
      <text:p text:style-name="P17"><text:span text:style-name="T3"><text:tab/><text:tab/><text:tab/></text:span><text:span text:style-name="T12">Comments </text:span><text:span text:style-name="T13">OK</text:span></text:p>
      <text:p text:style-name="P43"><text:tab/><text:tab/><text:tab/>Hex Files<text:tab/><text:span text:style-name="T31">All OK</text:span></text:p>
      <text:p text:style-name="P43"><text:tab/><text:tab/><text:tab/><text:span text:style-name="T40">PDF files<text:tab/>All OK Printed on A3</text:span></text:p>
      <text:p text:style-name="P43"/>
      <text:p text:style-name="P23">3_Receiver_Transmitter_Basic</text:p>
      <text:p text:style-name="P23"><text:tab/>1_askii_code</text:p>
      <text:p text:style-name="P23"><text:tab/><text:tab/><text:span text:style-name="T14">Comments OK</text:span></text:p>
      <text:p text:style-name="P47"><text:tab/><text:tab/><text:span text:style-name="T34">Hex Files<text:tab/>All OK</text:span></text:p>
      <text:p text:style-name="P47"><text:tab/><text:tab/><text:span text:style-name="T41">PDF files<text:tab/>All OK</text:span></text:p>
      <text:p text:style-name="P23"/>
      <text:p text:style-name="P23"><text:tab/>2_Bin_to_String</text:p>
      <text:p text:style-name="P23"><text:tab/><text:tab/><text:span text:style-name="T14">Comments OK</text:span></text:p>
      <text:p text:style-name="P48"><text:tab/><text:tab/><text:span text:style-name="T34">Hex Files<text:tab/>All OK</text:span></text:p>
      <text:p text:style-name="P49"><text:tab/><text:tab/><text:span text:style-name="T41">PDF files<text:tab/>All OK</text:span></text:p>
      <text:p text:style-name="P46"/>
      <text:p text:style-name="P23"><text:tab/>3_String_to_Bin</text:p>
      <text:p text:style-name="P23"><text:tab/><text:tab/><text:span text:style-name="T14">Comments OK</text:span></text:p>
      <text:p text:style-name="P50"><text:tab/><text:tab/><text:span text:style-name="T34">Hex Files<text:tab/>All OK</text:span></text:p>
      <text:p text:style-name="P51"><text:tab/><text:tab/><text:span text:style-name="T41">PDF files<text:tab/>All OK</text:span></text:p>
      <text:p text:style-name="P23"/>
      <text:p text:style-name="P23"><text:tab/>4_Char_numbers</text:p>
      <text:p text:style-name="P23"><text:tab/><text:tab/><text:span text:style-name="T14">Comments OK</text:span></text:p>
      <text:p text:style-name="P52"><text:tab/><text:span text:style-name="T34">Hex File<text:tab/>OK</text:span></text:p>
      <text:p text:style-name="P61"><text:tab/>PDF file<text:tab/>OK</text:p>
      <text:p text:style-name="P23"/>
      <text:p text:style-name="P23"><text:tab/>5_Hex_numbers</text:p>
      <text:p text:style-name="P23"><text:tab/><text:tab/><text:span text:style-name="T14">Comments OK</text:span></text:p>
      <text:p text:style-name="P55"><text:tab/><text:span text:style-name="T34">Hex File<text:tab/>OK</text:span></text:p>
      <text:p text:style-name="P55"><text:tab/><text:span text:style-name="T42">PDF file<text:tab/>OK</text:span></text:p>
      <text:p text:style-name="P23"/>
      <text:p text:style-name="P23"><text:tab/>6_Simple_division</text:p>
      <text:p text:style-name="P23"><text:tab/><text:tab/><text:span text:style-name="T14">Comments OK</text:span></text:p>
      <text:p text:style-name="P54"><text:tab/><text:span text:style-name="T34">Hex File<text:tab/>OK</text:span></text:p>
      <text:p text:style-name="P54"><text:soft-page-break/><text:tab/><text:span text:style-name="T42">PDF file<text:tab/>OK</text:span></text:p>
      <text:p text:style-name="P23"/>
      <text:p text:style-name="P23"><text:tab/>7_Screen_saver</text:p>
      <text:p text:style-name="P23"><text:tab/><text:tab/><text:span text:style-name="T14">Comments OK</text:span></text:p>
      <text:p text:style-name="P53"><text:tab/><text:span text:style-name="T34">Hex File<text:tab/>OK</text:span></text:p>
      <text:p text:style-name="P53"><text:tab/><text:span text:style-name="T42">PDF file<text:tab/>OK</text:span></text:p>
      <text:p text:style-name="P37"/>
      <text:p text:style-name="P37"><text:tab/><text:span text:style-name="T32">8_Integer_numbers</text:span></text:p>
      <text:p text:style-name="P37"><text:span text:style-name="T32"><text:tab/><text:tab/></text:span><text:span text:style-name="T33">Comments OK</text:span></text:p>
      <text:p text:style-name="P52"><text:tab/><text:span text:style-name="T34">Hex File<text:tab/>OK</text:span></text:p>
      <text:p text:style-name="P52"><text:tab/><text:span text:style-name="T42">PDF file<text:tab/>OK</text:span></text:p>
      <text:p text:style-name="P52"/>
      <text:p text:style-name="P52"/>
      <text:p text:style-name="P9">4_Display_Driver_Basic<text:span text:style-name="T3"><text:tab/></text:span><text:span text:style-name="T15">Use A3 C files only</text:span></text:p>
      <text:p text:style-name="P9"/>
      <text:p text:style-name="P9"><text:tab/>1_Segment_driver</text:p>
      <text:p text:style-name="P38"><text:span text:style-name="T32"><text:tab/><text:tab/></text:span><text:span text:style-name="T33">Comments OK</text:span></text:p>
      <text:p text:style-name="P39"><text:tab/><text:tab/><text:span text:style-name="T34">Hex File<text:tab/>OK</text:span></text:p>
      <text:p text:style-name="P40"><text:tab/><text:tab/><text:span text:style-name="T42">PDF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3_Numerical_entry</text:p>
      <text:p text:style-name="P10"><text:tab/><text:span text:style-name="T3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4_Num_from_KBD</text:p>
      <text:p text:style-name="P10"><text:tab/><text:span text:style-name="T3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5_Moving_display</text:p>
      <text:p text:style-name="P10"><text:tab/><text:span text:style-name="T3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6_Random_num_display</text:p>
      <text:p text:style-name="P10"><text:tab/><text:span text:style-name="T3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44"/>
      <text:p text:style-name="P11">5_Interrupts</text:p>
      <text:p text:style-name="P11"><text:tab/></text:p>
      <text:p text:style-name="P11"><text:tab/>1_Interrupt_basic</text:p>
      <text:p text:style-name="P13"><text:tab/><text:span text:style-name="T37"><text:tab/></text:span><text:span text:style-name="T14">Comments OK</text:span></text:p>
      <text:p text:style-name="P70"><text:tab/><text:span text:style-name="T12">Hex Files<text:tab/>All OK</text:span></text:p>
      <text:p text:style-name="P71"><text:span text:style-name="T12"><text:tab/></text:span><text:span text:style-name="T24">PDF file<text:tab/>OK</text:span></text:p>
      <text:p text:style-name="P45"/>
      <text:p text:style-name="P11"><text:soft-page-break/><text:tab/>2_Pin_Change_Interrupt</text:p>
      <text:p text:style-name="P13"><text:tab/><text:span text:style-name="T37"><text:tab/></text:span><text:span text:style-name="T14">Comments OK</text:span></text:p>
      <text:p text:style-name="P72"><text:span text:style-name="T14"><text:tab/><text:tab/></text:span><text:span text:style-name="T12">Hex File<text:tab/>OK</text:span></text:p>
      <text:p text:style-name="P71"><text:span text:style-name="T12"><text:tab/><text:tab/></text:span><text:span text:style-name="T24">PDF file<text:tab/>OK</text:span></text:p>
      <text:p text:style-name="P11"/>
      <text:p text:style-name="P11"><text:tab/>3_reaction_time_tester</text:p>
      <text:p text:style-name="P13"><text:tab/><text:span text:style-name="T37"><text:tab/></text:span><text:span text:style-name="T14">Comments OK</text:span></text:p>
      <text:p text:style-name="P72"><text:span text:style-name="T14"><text:tab/><text:tab/></text:span><text:span text:style-name="T12">Hex File<text:tab/>OK</text:span></text:p>
      <text:p text:style-name="P71"><text:span text:style-name="T12"><text:tab/><text:tab/></text:span><text:span text:style-name="T24">PDF file<text:tab/>OK</text:span></text:p>
      <text:p text:style-name="P11"/>
      <text:p text:style-name="P11"><text:tab/>4_Rx_interrupts</text:p>
      <text:p text:style-name="P13"><text:tab/><text:span text:style-name="T37"><text:tab/></text:span><text:span text:style-name="T14">Comments OK</text:span></text:p>
      <text:p text:style-name="P73"><text:span text:style-name="T14"><text:tab/><text:tab/></text:span><text:span text:style-name="T12">Hex Files<text:tab/></text:span><text:span text:style-name="T16">Both</text:span><text:span text:style-name="T12"> OK</text:span></text:p>
      <text:p text:style-name="P71"><text:span text:style-name="T12"><text:tab/><text:tab/></text:span><text:span text:style-name="T24">PDF file<text:tab/>OK</text:span></text:p>
      <text:p text:style-name="P11"/>
      <text:p text:style-name="P11"><text:tab/>5_File_download_with_interrupt</text:p>
      <text:p text:style-name="P13"><text:tab/><text:span text:style-name="T37"><text:tab/></text:span><text:span text:style-name="T14">Comments OK</text:span></text:p>
      <text:p text:style-name="P74"><text:span text:style-name="T14"><text:tab/><text:tab/></text:span><text:span text:style-name="T12">Hex File<text:tab/>OK</text:span></text:p>
      <text:p text:style-name="P71"><text:span text:style-name="T12"><text:tab/><text:tab/></text:span><text:span text:style-name="T24">PDF file<text:tab/>OK</text:span></text:p>
      <text:p text:style-name="P11"/>
      <text:p text:style-name="P11"><text:tab/>6_Roots_with_interrupt</text:p>
      <text:p text:style-name="P13"><text:tab/><text:span text:style-name="T37"><text:tab/></text:span><text:span text:style-name="T14">Comments OK</text:span></text:p>
      <text:p text:style-name="P74"><text:span text:style-name="T14"><text:tab/><text:tab/></text:span><text:span text:style-name="T12">Hex File<text:tab/>OK</text:span></text:p>
      <text:p text:style-name="P71"><text:span text:style-name="T12"><text:tab/><text:tab/></text:span><text:span text:style-name="T24">PDF file<text:tab/>OK</text:span></text:p>
      <text:p text:style-name="P11"/>
      <text:p text:style-name="P11"/>
      <text:p text:style-name="P69">6_Prime_numbers</text:p>
      <text:p text:style-name="P32"/>
      <text:p text:style-name="P56"><text:tab/>A_Prime_numbers</text:p>
      <text:p text:style-name="P56"><text:tab/><text:tab/><text:span text:style-name="T38">Comments</text:span></text:p>
      <text:p text:style-name="P57"><text:tab/><text:tab/><text:span text:style-name="T34">Hex File<text:tab/>OK</text:span></text:p>
      <text:p text:style-name="P76"><text:tab/><text:tab/><text:span text:style-name="T42">PDF file<text:tab/>OK</text:span></text:p>
      <text:p text:style-name="P56"/>
      <text:p text:style-name="P56"><text:tab/>B_Prime_factors</text:p>
      <text:p text:style-name="P57"><text:tab/><text:tab/><text:span text:style-name="T38">Comments</text:span></text:p>
      <text:p text:style-name="P57"><text:tab/><text:tab/><text:span text:style-name="T34">Hex File<text:tab/>OK</text:span></text:p>
      <text:p text:style-name="P76"><text:tab/><text:tab/><text:span text:style-name="T42">PDF file<text:tab/>OK</text:span></text:p>
      <text:p text:style-name="P56"/>
      <text:p text:style-name="P56"><text:tab/>C_Prime_Num_array</text:p>
      <text:p text:style-name="P57"><text:tab/><text:tab/><text:span text:style-name="T38">Comments</text:span></text:p>
      <text:p text:style-name="P57"><text:tab/><text:tab/><text:span text:style-name="T34">Hex File<text:tab/>OK</text:span></text:p>
      <text:p text:style-name="P76"><text:tab/><text:tab/><text:span text:style-name="T42">PDF file<text:tab/>OK</text:span></text:p>
      <text:p text:style-name="P56"/>
      <text:p text:style-name="P56"><text:tab/>D_Prime_Factors_fast</text:p>
      <text:p text:style-name="P57"><text:tab/><text:tab/><text:span text:style-name="T38">Comments</text:span></text:p>
      <text:p text:style-name="P57"><text:tab/><text:tab/><text:span text:style-name="T34">Hex File<text:tab/>OK</text:span></text:p>
      <text:p text:style-name="P76"><text:tab/><text:tab/><text:span text:style-name="T42">PDF file<text:tab/>OK</text:span></text:p>
      <text:p text:style-name="P56"/>
      <text:p text:style-name="P56"><text:tab/>E_Prime_numbers_extra</text:p>
      <text:p text:style-name="P57"><text:tab/><text:tab/><text:span text:style-name="T38">Comments</text:span></text:p>
      <text:p text:style-name="P57"><text:tab/><text:tab/><text:span text:style-name="T34">Hex File<text:tab/>OK</text:span></text:p>
      <text:p text:style-name="P76"><text:tab/><text:tab/><text:span text:style-name="T42">PDF file<text:tab/>OK</text:span></text:p>
      <text:p text:style-name="P56"><text:soft-page-break/></text:p>
      <text:p text:style-name="P33"/>
      <text:p text:style-name="P24">7_Timers<text:tab/><text:tab/><text:span text:style-name="T25">PDF files contain complete code!</text:span></text:p>
      <text:p text:style-name="P28"/>
      <text:p text:style-name="P28"/>
      <text:p text:style-name="P66">7A_String_only_clock</text:p>
      <text:p text:style-name="P68"><text:tab/>Comments<text:tab/>OK</text:p>
      <text:p text:style-name="P77"><text:tab/><text:span text:style-name="T34">Hex File<text:tab/>OK</text:span></text:p>
      <text:p text:style-name="P78"><text:tab/><text:span text:style-name="T42">PDF file<text:tab/>OK</text:span></text:p>
      <text:p text:style-name="P66"/>
      <text:p text:style-name="P66">7B_calculator_based_clock</text:p>
      <text:p text:style-name="P68"><text:tab/>Comments<text:tab/>OK</text:p>
      <text:p text:style-name="P77"><text:tab/><text:span text:style-name="T34">Hex File<text:tab/>OK</text:span></text:p>
      <text:p text:style-name="P78"><text:tab/><text:span text:style-name="T42">PDF file<text:tab/>OK</text:span></text:p>
      <text:p text:style-name="P66"/>
      <text:p text:style-name="P66">7C_mini_OS_clock</text:p>
      <text:p text:style-name="P68"><text:tab/>Comments<text:tab/>OK</text:p>
      <text:p text:style-name="P77"><text:tab/><text:span text:style-name="T34">Hex File<text:tab/>OK</text:span></text:p>
      <text:p text:style-name="P78"><text:tab/><text:span text:style-name="T42">PDF file<text:tab/>OK</text:span></text:p>
      <text:p text:style-name="P66"/>
      <text:p text:style-name="P66">7D_mini_OS_clock_with_adjustment</text:p>
      <text:p text:style-name="P68"><text:tab/>Comments<text:tab/>OK</text:p>
      <text:p text:style-name="P77"><text:tab/><text:span text:style-name="T34">Hex File<text:tab/>OK</text:span></text:p>
      <text:p text:style-name="P78"><text:tab/><text:span text:style-name="T42">PDF file<text:tab/>OK</text:span></text:p>
      <text:p text:style-name="P66"/>
      <text:p text:style-name="P66">7E_Stand_a_lone_clock</text:p>
      <text:p text:style-name="P68"><text:tab/>Comments<text:tab/>OK</text:p>
      <text:p text:style-name="P77"><text:tab/><text:span text:style-name="T34">Hex File<text:tab/>OK</text:span></text:p>
      <text:p text:style-name="P78"><text:tab/><text:span text:style-name="T42">PDF file<text:tab/>OK</text:span></text:p>
      <text:p text:style-name="P78"/>
      <text:p text:style-name="P66">7F_Stop_watch</text:p>
      <text:p text:style-name="P68"><text:tab/>Comments<text:tab/>OK</text:p>
      <text:p text:style-name="P77"><text:tab/><text:span text:style-name="T34">Hex File<text:tab/>OK</text:span></text:p>
      <text:p text:style-name="P78"><text:tab/><text:span text:style-name="T42">PDF file<text:tab/>OK</text:span></text:p>
      <text:p text:style-name="P67"/>
      <text:p text:style-name="P26"/>
      <text:p text:style-name="P26"/>
      <text:p text:style-name="P26"/>
      <text:p text:style-name="P26">8_Input_from_switches</text:p>
      <text:p text:style-name="P25"/>
      <text:p text:style-name="P25"><text:tab/>1_String_from_IO</text:p>
      <text:p text:style-name="P26"><text:tab/><text:tab/><text:span text:style-name="T17">Comments</text:span></text:p>
      <text:p text:style-name="P58"><text:tab/><text:tab/><text:span text:style-name="T34">Hex File<text:tab/><text:tab/>OK</text:span></text:p>
      <text:p text:style-name="P25"/>
      <text:p text:style-name="P25"><text:tab/>2_INT_from_IO</text:p>
      <text:p text:style-name="P26"><text:tab/><text:tab/><text:span text:style-name="T17">Comments</text:span></text:p>
      <text:p text:style-name="P58"><text:tab/><text:tab/><text:span text:style-name="T34">Hex File<text:tab/><text:tab/>OK</text:span></text:p>
      <text:p text:style-name="P26"/>
      <text:p text:style-name="P25"><text:tab/>3_Square_roots</text:p>
      <text:p text:style-name="P26"><text:tab/><text:tab/><text:span text:style-name="T17">Comments</text:span></text:p>
      <text:p text:style-name="P58"><text:tab/><text:tab/><text:span text:style-name="T34">Hex File<text:tab/><text:tab/>OK</text:span></text:p>
      <text:p text:style-name="P26"/>
      <text:p text:style-name="P25"><text:soft-page-break/><text:tab/>4_Fraction_to_decimal</text:p>
      <text:p text:style-name="P26"><text:tab/><text:tab/><text:span text:style-name="T17">Comments</text:span></text:p>
      <text:p text:style-name="P58"><text:tab/><text:tab/><text:span text:style-name="T34">Hex File<text:tab/><text:tab/>OK</text:span></text:p>
      <text:p text:style-name="P26"/>
      <text:p text:style-name="P25"><text:tab/>5_Calculator</text:p>
      <text:p text:style-name="P26"><text:tab/><text:tab/><text:span text:style-name="T17">Comments</text:span></text:p>
      <text:p text:style-name="P58"><text:tab/><text:tab/><text:span text:style-name="T34">Hex File<text:tab/><text:tab/>OK</text:span></text:p>
      <text:p text:style-name="P26"/>
      <text:p text:style-name="P25"/>
      <text:p text:style-name="P25"/>
      <text:p text:style-name="P25"/>
      <text:p text:style-name="P25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4-05T13:06:35.058000000</dc:date>
    <meta:editing-duration>PT12H36M43S</meta:editing-duration>
    <meta:editing-cycles>68</meta:editing-cycles>
    <meta:document-statistic meta:table-count="0" meta:image-count="0" meta:object-count="0" meta:page-count="8" meta:paragraph-count="240" meta:word-count="628" meta:character-count="4711" meta:non-whitespace-character-count="3944"/>
  </office:meta>
</office:document-meta>
</file>